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1.956cm" fo:margin-left="-0.191cm" fo:margin-top="0cm" fo:margin-bottom="0cm" table:align="left" style:writing-mode="lr-tb"/>
    </style:style>
    <style:style style:name="Table1.A" style:family="table-column">
      <style:table-column-properties style:column-width="3.985cm"/>
    </style:style>
    <style:style style:name="Table1.C" style:family="table-column">
      <style:table-column-properties style:column-width="3.986cm"/>
    </style:style>
    <style:style style:name="Table1.1" style:family="table-row">
      <style:table-row-properties style:min-row-height="0.182cm" fo:keep-together="auto"/>
    </style:style>
    <style:style style:name="Table1.A1" style:family="table-cell">
      <style:table-cell-properties fo:padding-left="0.191cm" fo:padding-right="0.191cm" fo:padding-top="0cm" fo:padding-bottom="0cm" fo:border="none"/>
    </style:style>
    <style:style style:name="P1" style:family="paragraph" style:parent-style-name="Default"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ext-properties fo:color="#000000" style:font-name="Arial" fo:font-size="12pt" style:font-size-asian="12pt" style:font-name-complex="Arial1" style:font-size-complex="12pt"/>
    </style:style>
    <style:style style:name="P5" style:family="paragraph" style:parent-style-name="Standard">
      <style:paragraph-properties fo:margin-top="0cm" fo:margin-bottom="0cm" loext:contextual-spacing="false" fo:line-height="100%"/>
      <style:text-properties fo:color="#000000" style:font-name="Arial" style:font-name-complex="Arial1"/>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000000" style:font-name="Arial" fo:font-size="12pt" style:font-size-asian="12pt" style:font-name-complex="Arial1" style:font-size-complex="12pt"/>
    </style:style>
    <style:style style:name="T3" style:family="text">
      <style:text-properties fo:color="#000000" style:font-name="Arial" style:font-name-complex="Arial1"/>
    </style:style>
    <style:style style:name="T4"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MACHINE LEARNING 6</text:span></text:p>
      <text:p text:style-name="P3"><text:span text:style-name="T2"><text:s/></text:span></text:p>
      <text:p text:style-name="P3"><text:span text:style-name="T3">1. In which of the following you can say that the model is overfitting? </text:span></text:p>
      <text:p text:style-name="P3"><text:span text:style-name="T3">A) High R-squared value for train-set and High R-squared value for test-set. </text:span></text:p>
      <text:p text:style-name="P3"><text:span text:style-name="T3">B) Low R-squared value for train-set and High R-squared value for test-set. </text:span></text:p>
      <text:p text:style-name="P3"><text:span text:style-name="T3">C) High R-squared value for train-set and Low R-squared value for test-set. </text:span></text:p>
      <text:p text:style-name="P3"><text:span text:style-name="T3">D) None of the above</text:span></text:p>
      <text:p text:style-name="Standard"/>
      <text:p text:style-name="Standard">Answer:- A</text:p>
      <text:p text:style-name="P4"/>
      <text:p text:style-name="P3"><text:span text:style-name="T2"><text:s/></text:span></text:p>
      <text:p text:style-name="P3"><text:span text:style-name="T3">2. Which among the following is a disadvantage of decision trees? </text:span></text:p>
      <text:p text:style-name="P3"><text:span text:style-name="T3">A) Decision trees are prone to outliers. </text:span></text:p>
      <text:p text:style-name="P3"><text:span text:style-name="T3">B) Decision trees are highly prone to overfitting. </text:span></text:p>
      <text:p text:style-name="P3"><text:span text:style-name="T3">C) Decision trees are not easy to interpret </text:span></text:p>
      <text:p text:style-name="Standard"><text:span text:style-name="T3">D) None of the above.</text:span></text:p>
      <text:p text:style-name="Standard"><text:span text:style-name="T3">Answer: - A</text:span></text:p>
      <text:p text:style-name="P4"/>
      <text:p text:style-name="P3"><text:span text:style-name="T2"><text:s/></text:span></text:p>
      <text:p text:style-name="P3"><text:span text:style-name="T3">3. Which of the following is an ensemble technique? </text:span></text:p>
      <text:p text:style-name="P3"><text:span text:style-name="T3">A) SVM B) Logistic Regression </text:span></text:p>
      <text:p text:style-name="Standard"><text:span text:style-name="T3">C) Random Forest D) Decision tree</text:span></text:p>
      <text:p text:style-name="Standard"><text:span text:style-name="T3">Answer: - C</text:span></text:p>
      <text:p text:style-name="P4"/>
      <text:p text:style-name="P3"><text:span text:style-name="T2"><text:s/></text:span></text:p>
      <text:p text:style-name="P3"><text:span text:style-name="T3">4. Suppose you are building a classification model for detection of a fatal disease where detection of the disease is most important. In this case which of the following metrics you would focus on? </text:span></text:p>
      <text:p text:style-name="P3"><text:span text:style-name="T3">A) Accuracy B) Sensitivity </text:span></text:p>
      <text:p text:style-name="Standard"><text:span text:style-name="T3">C) Precision D) None of the above.</text:span></text:p>
      <text:p text:style-name="Standard"><text:span text:style-name="T3">Answer: - C</text:span></text:p>
      <text:p text:style-name="P4"/>
      <text:p text:style-name="P3"><text:span text:style-name="T2"><text:s/></text:span></text:p>
      <text:p text:style-name="P3"><text:span text:style-name="T3">5. The value of AUC (Area under Curve) value for ROC curve of model A is 0.70 and of model B is 0.85. Which of these two models is doing better job in classification? </text:span></text:p>
      <text:p text:style-name="P3"><text:span text:style-name="T3">A) Model A B) Model B </text:span></text:p>
      <text:p text:style-name="Standard"><text:span text:style-name="T3">C) both are performing equal D) Data Insufficient</text:span></text:p>
      <text:p text:style-name="Standard"><text:span text:style-name="T3">Answer: - B</text:span></text:p>
      <text:p text:style-name="P4"/>
      <text:p text:style-name="P3"><text:span text:style-name="T2"><text:s/></text:span></text:p>
      <text:p text:style-name="P3"><text:span text:style-name="T3">6. Which of the following are the regularization technique in Linear Regression?? </text:span></text:p>
      <text:p text:style-name="P3"><text:span text:style-name="T3">A) Ridge B) R-squared </text:span></text:p>
      <text:p text:style-name="Standard"><text:span text:style-name="T3">C) MSE D) Lasso</text:span></text:p>
      <text:p text:style-name="Standard"><text:span text:style-name="T3">Answer: - A, D</text:span></text:p>
      <text:p text:style-name="P4"><text:soft-page-break/></text:p>
      <text:p text:style-name="P3"><text:span text:style-name="T2"><text:s/></text:span></text:p>
      <text:p text:style-name="P3"><text:span text:style-name="T3">7. Which of the following is not an example of boosting technique? </text:span></text:p>
      <text:p text:style-name="P3"><text:span text:style-name="T3">A) Adaboost B) Decision Tree </text:span></text:p>
      <text:p text:style-name="Standard"><text:span text:style-name="T3">C) Random Forest D) Xgboost.</text:span></text:p>
      <text:p text:style-name="Standard"><text:span text:style-name="T3">Answer: - B, C</text:span></text:p>
      <text:p text:style-name="P4"/>
      <text:p text:style-name="P3"><text:span text:style-name="T2"><text:s/></text:span></text:p>
      <text:p text:style-name="P3"><text:span text:style-name="T3">8. Which of the techniques are used for regularization of Decision Trees? </text:span></text:p>
      <text:p text:style-name="P3"><text:span text:style-name="T3">A) Pruning B) L2 regularization </text:span></text:p>
      <text:p text:style-name="Standard"><text:span text:style-name="T3">C) Restricting the max depth of the tree D) All of the above</text:span></text:p>
      <text:p text:style-name="Standard"><text:span text:style-name="T3">c C,A</text:span></text:p>
      <text:p text:style-name="P4"/>
      <text:p text:style-name="P3"><text:span text:style-name="T2"><text:s/></text:span></text:p>
      <text:p text:style-name="P3"><text:span text:style-name="T3">9. Which of the following statements is true regarding the Adaboost technique? </text:span></text:p>
      <text:p text:style-name="P3"><text:span text:style-name="T3">A) We initialize the probabilities of the distribution as 1/n, where n is the number of data-points </text:span></text:p>
      <text:p text:style-name="P3"><text:span text:style-name="T3">B) A tree in the ensemble focuses more on the data points on which the previous tree was not performing well </text:span></text:p>
      <text:p text:style-name="P3"><text:span text:style-name="T3">C) It is example of bagging technique </text:span></text:p>
      <text:p text:style-name="Standard"><text:span text:style-name="T3">D) None of the above</text:span></text:p>
      <text:p text:style-name="Standard">Answer: - C,B</text:p>
      <text:p text:style-name="Default"/>
      <text:p text:style-name="Default"><text:s/></text:p>
      <text:p text:style-name="Default"><text:span text:style-name="T4">10. Explain how does the adjusted R-squared penalize the presence of unnecessary predictors in the model? </text:span></text:p>
      <text:p text:style-name="Standard"/>
      <text:p text:style-name="Standard">Answer: - The adjusted R-squared is a modified version of R-squared that has been adjusted for the number of predictors in the model. The adjusted R-squared increases only if the new term improves the model more than would be expected by chance. It decreases when a predictor improves the model by less than expected by chance. The adjusted R-squared can be negative, but it’s usually not. <text:s/>It is always lower than the R-squared.</text:p>
      <text:p text:style-name="Default"/>
      <text:p text:style-name="Default"><text:s/></text:p>
      <text:p text:style-name="Default"><text:span text:style-name="T4">11. Differentiate between Ridge and Lasso Regression. </text:span></text:p>
      <text:p text:style-name="Standard"/>
      <text:p text:style-name="Standard">Answer: - The difference between ridge and lasso regression is that it tends to make coefficients to absolute zero as compared to Ridge which never sets the value of coefficient to absolute zero.</text:p>
      <text:p text:style-name="Standard"/>
      <text:p text:style-name="Standard"/>
      <text:p text:style-name="Standard"/>
      <text:p text:style-name="Default"><text:soft-page-break/><text:span text:style-name="T4">12. What is VIF? What is the suitable value of a VIF for a feature to be included in a regression modelling? </text:span></text:p>
      <text:p text:style-name="Standard"/>
      <text:p text:style-name="Standard">Answer: - Variance inflation factor (VIF) is a measure of the amount of multicollinearity in a set of multiple regression variables. Mathematically, the VIF for a regression model variable is equal to the ratio of the overall model variance to the variance of a model that includes only that single independent variable. A rule of thumb commonly used in practice is if a VIF is &gt; 10, you have high multicollinearity. In our case, with values around 1, we are in good shape, and can proceed with our regression.</text:p>
      <text:p text:style-name="Default"/>
      <text:p text:style-name="Default"><text:s/></text:p>
      <text:p text:style-name="Default"><text:span text:style-name="T4">13. Why do we need to scale the data before feeding it to the train the model? </text:span></text:p>
      <text:p text:style-name="Standard"/>
      <text:p text:style-name="Standard">Answer: - To ensure that the gradient descent moves smoothly towards the minima and that the steps for gradient descent are updated at the same rate for all the features, we scale the data before feeding it to the model. Having features on a similar scale can help the gradient descent converge more quickly towards the minima.</text:p>
      <text:p text:style-name="Default"/>
      <text:p text:style-name="Default"><text:span text:style-name="T4">14. What are the different metrics which are used to check the goodness of fit in linear regression? </text:span></text:p>
      <text:p text:style-name="Standard"/>
      <text:p text:style-name="Standard">Answer: - mean absolute error, mean squared error, root mean squared error.</text:p>
      <text:p text:style-name="P4"/>
      <text:p text:style-name="P3"><text:span text:style-name="T3">15. From the following confusion matrix calculate sensitivity, specificity, precision, recall and accuracy. </text:span></text:p>
      <text:p text:style-name="P5"/>
      <table:table table:name="Table1" table:style-name="Table1">
        <table:table-column table:style-name="Table1.A" table:number-columns-repeated="2"/>
        <table:table-column table:style-name="Table1.C"/>
        <table:table-row table:style-name="Table1.1">
          <table:table-cell table:style-name="Table1.A1" office:value-type="string">
            <text:p text:style-name="P3"><text:span text:style-name="T3">Actual/Predicted </text:span></text:p>
          </table:table-cell>
          <table:table-cell table:style-name="Table1.A1" office:value-type="string">
            <text:p text:style-name="P3"><text:span text:style-name="T3">True </text:span></text:p>
          </table:table-cell>
          <table:table-cell table:style-name="Table1.A1" office:value-type="string">
            <text:p text:style-name="P3"><text:span text:style-name="T3">False </text:span></text:p>
          </table:table-cell>
        </table:table-row>
        <table:table-row table:style-name="Table1.1">
          <table:table-cell table:style-name="Table1.A1" office:value-type="string">
            <text:p text:style-name="P3"><text:span text:style-name="T3">True </text:span></text:p>
          </table:table-cell>
          <table:table-cell table:style-name="Table1.A1" office:value-type="string">
            <text:p text:style-name="P3"><text:span text:style-name="T3">1000 </text:span></text:p>
          </table:table-cell>
          <table:table-cell table:style-name="Table1.A1" office:value-type="string">
            <text:p text:style-name="P3"><text:span text:style-name="T3">50 </text:span></text:p>
          </table:table-cell>
        </table:table-row>
        <table:table-row table:style-name="Table1.1">
          <table:table-cell table:style-name="Table1.A1" office:value-type="string">
            <text:p text:style-name="P3"><text:span text:style-name="T3">False </text:span></text:p>
          </table:table-cell>
          <table:table-cell table:style-name="Table1.A1" office:value-type="string">
            <text:p text:style-name="P3"><text:span text:style-name="T3">250 </text:span></text:p>
          </table:table-cell>
          <table:table-cell table:style-name="Table1.A1" office:value-type="string">
            <text:p text:style-name="P3"><text:span text:style-name="T3">1200 </text:span></text:p>
          </table:table-cell>
        </table:table-row>
      </table:table>
      <text:p text:style-name="Standard"/>
      <text:p text:style-name="Standard"><text:span text:style-name="T3">Sensitivity <text:s/>(true positives / all actual positives) = TP / TP + FN</text:span></text:p>
      <text:p text:style-name="Standard"><text:span text:style-name="T3">1000/(1000+250)= <text:s/>1000/1250 = 0.8 <text:s/>or 80% Sensitivity <text:s/></text:span></text:p>
      <text:p text:style-name="Standard"><text:span text:style-name="T3">Specificity (true negatives / all actual negatives) =TN / TN + FP</text:span></text:p>
      <text:p text:style-name="Standard"><text:span text:style-name="T3">1200/(1200+50) = 1200/1250 = 0.96 <text:s/>or 96% Specificity</text:span></text:p>
      <text:p text:style-name="Standard"><text:span text:style-name="T3">Precision (true positives / predicted positives) = TP / TP + FP</text:span></text:p>
      <text:p text:style-name="Standard"><text:span text:style-name="T3">1000/(1000+50) = 1000/1050 = 0.95 or 95% Precision</text:span></text:p>
      <text:p text:style-name="Standard"><text:span text:style-name="T3">Recall (true positives / all actual positives) = TP / (TP+FN)</text:span></text:p>
      <text:p text:style-name="Standard"><text:span text:style-name="T3">1000/(1000+250)= <text:s/>1000/1250 = 0.8 <text:s/>or 80% Recall</text:span></text:p>
      <text:p text:style-name="Standard"><text:span text:style-name="T3">accuracy</text:span> <text:span text:style-name="T3">(all correct / all) = TP + TN / TP + TN + FP + FN</text:span></text:p>
      <text:p text:style-name="Standard">(1000+1200/2500) <text:s/>= 2200/2500 = 0.88 or 88% Accurac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hupendra Patel</meta:initial-creator>
    <dc:creator>Bhupendra Patel</dc:creator>
    <meta:editing-cycles>9</meta:editing-cycles>
    <meta:creation-date>2021-04-11T18:28:00</meta:creation-date>
    <dc:date>2021-05-12T16:17:00</dc:date>
    <meta:editing-duration>PT4H16M</meta:editing-duration>
    <meta:generator>LibreOffice/6.4.7.2$Linux_X86_64 LibreOffice_project/40$Build-2</meta:generator>
    <meta:document-statistic meta:table-count="1" meta:image-count="0" meta:object-count="0" meta:page-count="3" meta:paragraph-count="85" meta:word-count="840" meta:character-count="4762" meta:non-whitespace-character-count="39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